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Standard" style:list-style-name="L6"/>
    <style:style style:name="P5" style:family="paragraph" style:parent-style-name="Standard" style:list-style-name="L7"/>
    <style:style style:name="P6" style:family="paragraph" style:parent-style-name="Standard" style:list-style-name="L5"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UTORIAL USO GIT EN LINUX</text:p>
      <text:p text:style-name="Standard"/>
      <text:p text:style-name="Standard">1. Instalación de GIT en Linux</text:p>
      <text:p text:style-name="Standard"/>
      <text:list xml:id="list34285614" text:style-name="L2">
        <text:list-item>
          <text:p text:style-name="P1">Acceder a la consola con acceso root y ejecutar: apt-get install git-core</text:p>
        </text:list-item>
      </text:list>
      <text:p text:style-name="Standard"/>
      <text:p text:style-name="Standard">2. Creación de la copia local del repositorio.</text:p>
      <text:p text:style-name="Standard"/>
      <text:list xml:id="list35321406" text:continue-numbering="true" text:style-name="L2">
        <text:list-item>
          <text:p text:style-name="P1">Desde la consola ir a la carpeta que se quiera utilizar para alojar el repositorio.</text:p>
        </text:list-item>
        <text:list-item>
          <text:p text:style-name="P1">Ejecutar: <text:span text:style-name="T1">git clone url</text:span> <text:span text:style-name="T2">(donde url es la url del repositorio en formato GIT://servidor/folder/folder/.../project.git) **</text:span></text:p>
        </text:list-item>
      </text:list>
      <text:p text:style-name="Standard"/>
      <text:p text:style-name="Standard">3. Actualizar archivos desde el repositorio (cada mañana antes de empezar a trabajar).</text:p>
      <text:p text:style-name="Standard"/>
      <text:list xml:id="list34518501" text:style-name="L4">
        <text:list-item>
          <text:p text:style-name="P2">Ejecutar: <text:span text:style-name="T1">git push url</text:span> <text:span text:style-name="T2">(donde url es la url via ssh del proyecto ssh://servidor/folder) **</text:span></text:p>
        </text:list-item>
      </text:list>
      <text:p text:style-name="Standard"/>
      <text:p text:style-name="Standard">4. Enviar cambios al repositorio</text:p>
      <text:p text:style-name="Standard"/>
      <text:list xml:id="list34525479" text:style-name="L5">
        <text:list-item>
          <text:p text:style-name="P3">Añadir los nuevos archivos con: <text:span text:style-name="T1">git add archivo</text:span> <text:span text:style-name="T2">(solo si has creado un archivo que no existe en el repositorio)</text:span></text:p>
        </text:list-item>
        <text:list-item>
          <text:p text:style-name="P6">Ejecutar: <text:span text:style-name="T1">git commit -a -m Mensaje</text:span> <text:span text:style-name="T2">(Mensaje descriptivo del cambio)</text:span></text:p>
        </text:list-item>
        <text:list-item>
          <text:p text:style-name="P3">Ejecutar: <text:span text:style-name="T1">git pull url </text:span><text:span text:style-name="T2">(igual que en el caso anterior es la url via ssh del proyecto) **</text:span></text:p>
        </text:list-item>
      </text:list>
      <text:p text:style-name="Standard"/>
      <text:p text:style-name="Standard">5. Ver el estado del repositorio</text:p>
      <text:p text:style-name="Standard"/>
      <text:list xml:id="list34575988" text:style-name="L6">
        <text:list-item>
          <text:p text:style-name="P4">Ejecutar: <text:span text:style-name="T1">git status</text:span> <text:span text:style-name="T2">(mostrará los archivos que se van a subir cuando se haga el git-pull)</text:span></text:p>
        </text:list-item>
      </text:list>
      <text:p text:style-name="Standard"/>
      <text:p text:style-name="Standard">6. Diferencias entre versiones</text:p>
      <text:p text:style-name="Standard"/>
      <text:list xml:id="list34586690" text:style-name="L7">
        <text:list-item>
          <text:p text:style-name="P5">En caso de que haya discrepancias, se debe hacer un merge, pero para no complicarlo, la forma más fácil es hacer un <text:span text:style-name="T1">git push</text:span> para actualizar los archivos en local, volver a añadir los cambios y despues hacer un <text:span text:style-name="T1">git pull</text:span> para subirlos.</text:p>
        </text:list-item>
      </text:list>
      <text:p text:style-name="Standard"/>
      <text:p text:style-name="Standard">** Las dos URLs te las facilitará el administrador de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9T14:04:52.44</meta:creation-date>
    <meta:document-statistic meta:table-count="0" meta:image-count="0" meta:object-count="0" meta:page-count="1" meta:paragraph-count="17" meta:word-count="231" meta:character-count="1309"/>
    <dc:date>2012-05-09T15:17:04.90</dc:date>
    <meta:editing-duration>PT7M9S</meta:editing-duration>
    <meta:editing-cycles>1</meta:editing-cycles>
    <meta:generator>OpenOffice.org/3.3$Win32 OpenOffice.org_project/330m20$Build-9567</meta:generator>
  </office:meta>
</office:document-meta>
</file>